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ervletContext.getMimeTyp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ervletContext.get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Tests.setDefaul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NegotiationManagerFactoryBeanTests.favorParameterWithUnknown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NegotiationManagerFactoryBeanTests.set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NegotiationManagerFactoryBeanTests.favorPathWithIgnoreUnknownPathExtensionTurned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NegotiationManagerFactoryBeanTests.favo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ntNegotiationManagerFactoryBeanTests.fil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ntNegotiationManagerFactoryBeanTests.setDefaultContentTypeWith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NegotiationManagerFactoryBeanTests.ignoreAccep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NegotiationManagerFactoryBeanTests.favor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NegotiationManagerFactoryBea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NegotiationManagerFactoryBeanTests.mediaTypeMappingsWithoutPathAndParameter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ntNegotiationManagerFactoryBeanTests.defaul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tentNegotiationManagerFactoryBeanTests.explicit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